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88a7" officeooo:paragraph-rsid="000688a7"/>
    </style:style>
    <style:style style:name="P2" style:family="paragraph" style:parent-style-name="Standard">
      <style:text-properties officeooo:rsid="000b780c" officeooo:paragraph-rsid="000b780c"/>
    </style:style>
    <style:style style:name="P3" style:family="paragraph" style:parent-style-name="Standard">
      <style:text-properties officeooo:rsid="000d5d9c" officeooo:paragraph-rsid="000d5d9c"/>
    </style:style>
    <style:style style:name="P4" style:family="paragraph" style:parent-style-name="Standard">
      <style:text-properties officeooo:rsid="000e76a2" officeooo:paragraph-rsid="000e76a2"/>
    </style:style>
    <style:style style:name="P5" style:family="paragraph" style:parent-style-name="Standard">
      <style:text-properties officeooo:rsid="00104274" officeooo:paragraph-rsid="00104274"/>
    </style:style>
    <style:style style:name="P6" style:family="paragraph" style:parent-style-name="Standard">
      <style:text-properties officeooo:rsid="0010e3ff" officeooo:paragraph-rsid="0010e3ff"/>
    </style:style>
    <style:style style:name="P7" style:family="paragraph" style:parent-style-name="Standard">
      <style:text-properties officeooo:rsid="0012bc53" officeooo:paragraph-rsid="0012bc53"/>
    </style:style>
    <style:style style:name="P8" style:family="paragraph" style:parent-style-name="Standard">
      <style:text-properties officeooo:rsid="0014027b" officeooo:paragraph-rsid="0014027b"/>
    </style:style>
    <style:style style:name="P9" style:family="paragraph" style:parent-style-name="Standard">
      <style:text-properties officeooo:rsid="0015e83f" officeooo:paragraph-rsid="0015e83f"/>
    </style:style>
    <style:style style:name="T1" style:family="text">
      <style:text-properties officeooo:rsid="0007c908"/>
    </style:style>
    <style:style style:name="T2" style:family="text">
      <style:text-properties officeooo:rsid="00098b5f"/>
    </style:style>
    <style:style style:name="T3" style:family="text">
      <style:text-properties officeooo:rsid="000b780c"/>
    </style:style>
    <style:style style:name="T4" style:family="text">
      <style:text-properties officeooo:rsid="0012bc53"/>
    </style:style>
    <style:style style:name="T5" style:family="text">
      <style:text-properties officeooo:rsid="00137314"/>
    </style:style>
    <style:style style:name="T6" style:family="text">
      <style:text-properties officeooo:rsid="001654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our les groupes :</text:p>
      <text:p text:style-name="P1">2 groupes de 6eme, 1 grpe 5ème et 3ème</text:p>
      <text:p text:style-name="P1">classe de reference en début d’année <text:span text:style-name="T3">(3-4 semaines)</text:span>, <text:span text:style-name="T1">goupes hétérogènes </text:span><text:span text:style-name="T2">choisis</text:span><text:span text:style-name="T1">, sur les grandes compétences, </text:span><text:span text:style-name="T2">avancer à la même allure</text:span></text:p>
      <text:p text:style-name="P2">grosse majorité élèves en diificulté</text:p>
      <text:p text:style-name="P2">4 groupes hétérogènes</text:p>
      <text:p text:style-name="P2"/>
      <text:p text:style-name="P2">fiche de vœux reçue par mail</text:p>
      <text:p text:style-name="P3">contacts des collègues en </text:p>
      <text:p text:style-name="P4">infe lyon : rep intéressant </text:p>
      <text:p text:style-name="P5">qqs années en plus pr mes collègues</text:p>
      <text:p text:style-name="P6">5 enseignats en maths, <text:span text:style-name="T4">1 poste non pourvu</text:span></text:p>
      <text:p text:style-name="P7">1 surveillant en +</text:p>
      <text:p text:style-name="P7">1Aps <text:s/></text:p>
      <text:p text:style-name="P7">classe à 24</text:p>
      <text:p text:style-name="Standard"/>
      <text:p text:style-name="Standard">- mes classes attribuées<text:line-break/>- le nombre d'heures <text:line-break/>- si y'a des demi groupes <text:line-break/>- si il y a des projets particuliers mis en place<text:line-break/>- comment les groupes vont se passer<text:line-break/>- si tu peux (et veux) venir te présenter<text:line-break/>- si y'a une fiche de vœux pour les emploi du temps<text:line-break/>- les coordonnées de la coordo de maths (tu pourras lui poser des questions spécifiques à la matière comme le manuel utilisé)<text:line-break/>- de manière jolie, demander comment sont les élèves<text:line-break/>- pourquoi pas demander en terme d'infrastructures, si tu as une salle attribuée</text:p>
      <text:p text:style-name="Standard"/>
      <text:p text:style-name="Standard">Je viens d'avoir ma future cheffe au téléphone</text:p>
      <text:p text:style-name="Standard">Alors je vais avoir 2 groupes de 6ème, 1 groupe de 5ème et 1 classe de 3ème (ça ne me fait qu'un niveau différent par rapport à cette année, c'est cool)</text:p>
      <text:p text:style-name="Standard">Elle m'a proposée d'être prof principale de 3ème, je crois que je ne peux pas vraiment refuser 😅 Je ne suis pas super contente... C'est énormément de travail en fait, comme il y a l'orientation pour l'année de seconde, mais bon</text:p>
      <text:p text:style-name="Standard">Comme c'est un collège REP, mes classes seront à maximum 24 élèves, c'est révolutionnaire (surtout si on compte l'absentéisme en plus dans ce genre d'établissement)</text:p>
      <text:p text:style-name="Standard">Elle m'a dit qu'il y avait bcp d'élèves en difficulté ; <text:span text:style-name="T5">il faut relativiser, parce que bon, le taux de réussite au brevet est légèrement supérieur à celui de mon établissement cette année donc bon</text:span></text:p>
      <text:p text:style-name="P8">Actuellement, il y a un poste non pourvu en maths… C’est-à-dire au moins 3 classes qui n’auront pas de prof de maths à la rentrée l’année prochaine, c’est pas fou</text:p>
      <text:p text:style-name="P9"/>
      <text:p text:style-name="P9"/>
      <text:p text:style-name="P9">Calcul nombre d’heures : 2*4,5+3,5+3,5<text:span text:style-name="T6">=16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9T10:43:27.976000000</dc:date>
    <meta:editing-duration>PT1H10M15S</meta:editing-duration>
    <meta:editing-cycles>1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1" meta:word-count="351" meta:character-count="1942" meta:non-whitespace-character-count="1606"/>
  </office:meta>
</office:document-meta>
</file>